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77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64cm" svg:height="2.434cm" svg:x="9.144cm" svg:y="3.302cm">
          <text:p text:style-name="P1">MC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1cm" svg:height="2.126cm" svg:x="13.392cm" svg:y="3.462cm">
          <text:p text:style-name="P1">Sen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334cm" svg:x="17.526cm" svg:y="3.302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302cm" svg:height="3.302cm" svg:x="21.844cm" svg:y="2.794cm">
          <text:p text:style-name="P1">External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14cm" svg:height="2.06cm" svg:x="17.78cm" svg:y="6.858cm">
          <text:p text:style-name="P1">H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902cm" svg:height="2.794cm" svg:x="13.208cm" svg:y="6.604cm">
          <text:p text:style-name="P1">Pos(HU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784cm" svg:y1="4.519cm" svg:x2="13.392cm" svg:y2="4.525cm" draw:start-shape="id1" draw:start-glue-point="10" draw:end-shape="id2" draw:end-glue-point="6" svg:d="M11784 4519l1608 6" svg:viewBox="0 0 1609 7">
          <text:p/>
        </draw:connector>
        <draw:connector draw:style-name="gr2" draw:text-style-name="P1" draw:layer="layout" draw:type="line" svg:x1="16.002cm" svg:y1="4.525cm" svg:x2="17.526cm" svg:y2="4.469cm" draw:start-shape="id2" draw:start-glue-point="10" draw:end-shape="id3" draw:end-glue-point="6" svg:d="M16002 4525l1524-56" svg:viewBox="0 0 1525 57">
          <text:p/>
        </draw:connector>
        <draw:connector draw:style-name="gr2" draw:text-style-name="P1" draw:layer="layout" draw:type="line" svg:x1="18.796cm" svg:y1="5.636cm" svg:x2="18.85cm" svg:y2="6.858cm" draw:start-shape="id3" draw:end-shape="id4" svg:d="M18796 5636l54 1222" svg:viewBox="0 0 55 1223">
          <text:p/>
        </draw:connector>
        <draw:connector draw:style-name="gr2" draw:text-style-name="P1" draw:layer="layout" draw:type="line" svg:x1="14.697cm" svg:y1="5.588cm" svg:x2="14.659cm" svg:y2="6.604cm" draw:start-shape="id2" draw:start-glue-point="8" draw:end-shape="id5" draw:end-glue-point="4" svg:d="M14697 5588l-38 1016" svg:viewBox="0 0 39 1017">
          <text:p/>
        </draw:connector>
        <draw:connector draw:style-name="gr2" draw:text-style-name="P1" draw:layer="layout" draw:type="line" svg:x1="20.066cm" svg:y1="4.469cm" svg:x2="21.844cm" svg:y2="4.445cm" draw:start-shape="id3" draw:start-glue-point="10" draw:end-shape="id6" svg:d="M20066 4469l1778-24" svg:viewBox="0 0 1779 25">
          <text:p/>
        </draw:connector>
        <draw:frame draw:style-name="gr3" draw:text-style-name="P2" draw:layer="layout" svg:width="16.635cm" svg:height="4.013cm" svg:x="1.016cm" svg:y="12.9cm">
          <draw:text-box>
            <text:p text:style-name="P2"><text:span text:style-name="T1">Significant Numbers:</text:span></text:p>
            <text:p text:style-name="P2"><text:span text:style-name="T1"><text:tab/></text:span><text:span text:style-name="T1">Localhost Combined: <text:s/>1 * [747]</text:span></text:p>
            <text:p text:style-name="P2"><text:span text:style-name="T1"><text:tab/></text:span><text:span text:style-name="T1">Node Internal Serial: <text:s text:c="2"/>s * [163]</text:span></text:p>
            <text:p text:style-name="P2"><text:span text:style-name="T1"><text:tab/></text:span><text:span text:style-name="T1">Node Internal Socket: 1 * [747 + 237] + n * [753]</text:span></text:p>
            <text:p text:style-name="P2"><text:span text:style-name="T1"><text:tab/></text:span><text:span text:style-name="T1">All External Socket: <text:s text:c="3"/>n * (n-1) * [753]</text:span></text:p>
            <text:p text:style-name="P2"><text:span text:style-name="T1"><text:tab/></text:span><text:span text:style-name="T1">Total: <text:s text:c="26"/>n * ( 984 + (1+n-1) * [753] + s * [163])</text:span></text:p>
          </draw:text-box>
        </draw:frame>
        <draw:frame draw:style-name="gr3" draw:text-style-name="P2" draw:layer="layout" svg:width="12.58cm" svg:height="4.013cm" svg:x="0.929cm" svg:y="8.282cm">
          <draw:text-box>
            <text:p text:style-name="P2"><text:span text:style-name="T1">Estimated Data Rate Requirements:</text:span></text:p>
            <text:p text:style-name="P2"><text:span text:style-name="T1">MCU <text:s text:c="12"/>-&gt;Sensor: <text:s/>s * [148, 15]</text:span></text:p>
            <text:p text:style-name="P2"><text:span text:style-name="T1">Sensor <text:s text:c="9"/>-&gt;Server: <text:s/>1 * [735, 12]</text:span></text:p>
            <text:p text:style-name="P2"><text:span text:style-name="T1">HUD <text:s text:c="12"/>-&gt;Server: <text:s text:c="2"/>[18 + n*18, n*3 + n*735]</text:span></text:p>
            <text:p text:style-name="P2"><text:span text:style-name="T1">Pos (HUD) <text:s text:c="3"/>-&gt;Sensor: <text:s/>1 * [220, 17]</text:span></text:p>
            <text:p text:style-name="P2"><text:span text:style-name="T1">Each Server <text:s/>-&gt;Server: <text:s/>1 * [18, 735]</text:span></text:p>
          </draw:text-box>
        </draw:frame>
        <draw:frame draw:style-name="gr4" draw:text-style-name="P3" draw:layer="layout" svg:width="20.828cm" svg:height="1.987cm" svg:x="2.794cm" svg:y="0.508cm">
          <draw:text-box>
            <text:p text:style-name="P1"><text:span text:style-name="T2">Ballpark Data Rate Diagram</text:span></text:p>
          </draw:text-box>
        </draw:frame>
        <draw:frame draw:style-name="gr5" draw:text-style-name="P4" draw:layer="layout" svg:width="19.738cm" svg:height="3.779cm" svg:x="1.09cm" svg:y="17.068cm">
          <draw:text-box>
            <text:p text:style-name="P4"><text:span text:style-name="T3">Key:</text:span></text:p>
            <text:p text:style-name="P4"><text:span text:style-name="T3"><text:tab/></text:span><text:span text:style-name="T3">Rate Units:</text:span></text:p>
            <text:p text:style-name="P4"><text:span text:style-name="T3"><text:tab/></text:span><text:span text:style-name="T3"><text:tab/></text:span><text:span text:style-name="T3">[Up/Down] (Bytes/Sec) * (Refresh Rate)</text:span></text:p>
            <text:p text:style-name="P4"><text:span text:style-name="T3"><text:tab/></text:span><text:span text:style-name="T3">Expansion Scaling:</text:span></text:p>
            <text:p text:style-name="P4"><text:span text:style-name="T3"><text:tab/></text:span><text:span text:style-name="T3"><text:tab/></text:span><text:span text:style-name="T3">s → Number of Serial Sensor MCU Node Per Node (Normally s=1)</text:span></text:p>
            <text:p text:style-name="P4"><text:span text:style-name="T3"><text:tab/></text:span><text:span text:style-name="T3"><text:tab/></text:span><text:span text:style-name="T3">n → Number of Nodes Total (Normally n &gt; 1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xample Strings:</text:p>
          </draw:text-box>
        </draw:frame>
        <draw:frame draw:style-name="gr7" draw:text-style-name="P5" draw:layer="layout" svg:width="29.278cm" svg:height="16.469cm" svg:x="0.308cm" svg:y="3.726cm">
          <draw:text-box>
            <text:p text:style-name="P5"><text:span text:style-name="T4">MCU-&gt;Sensor:</text:span></text:p>
            <text:p text:style-name="P5"><text:span text:style-name="T4">{"all_data":1}</text:span></text:p>
            <text:p text:style-name="P5"><text:span text:style-name="T4">{"sonic_us":[0],"pressure_bits":[617],"battery_bits":[671],"acc_g":[1.00,0.08,0.02],"velocity_ms":[0.02],"dist_mm":[0.00],"compass_degN":[110.30]}</text:span></text:p>
            <text:p text:style-name="P5"><text:span text:style-name="T4">148 / 15</text:span></text:p>
            <text:p text:style-name="P5"><text:span text:style-name="T4"/></text:p>
            <text:p text:style-name="P5"><text:span text:style-name="T4">Sensor-&gt;Server</text:span></text:p>
            <text:p text:style-name="P5"><text:span text:style-name="T4">{"update_user": {"name": "Dummy",</text:span></text:p>
            <text:p text:style-name="P5"><text:span text:style-name="T4"><text:s text:c="27"/></text:span><text:span text:style-name="T4">"markerStruct": {"paint_level_full": 100, "tank_pressure": 0, "last_modify": "eus 2016-03-01 14:03:30.339000", "paint_level": 0,</text:span></text:p>
            <text:p text:style-name="P5"><text:span text:style-name="T4"><text:s text:c="53"/></text:span><text:span text:style-name="T4">"batteries": [0], "first_modify": "eus 2016-03-01 14:03:30.339000"}, "last_modify": "eus 2016-03-01 14:03:36.950000", "uid": 0,</text:span></text:p>
            <text:p text:style-name="P5"><text:span text:style-name="T4"><text:s text:c="27"/></text:span><text:span text:style-name="T4">"posStruct": {"altitude": 0, "long": "E13555.237", "planet": "earth", "last_modify": "eus 2016-03-01 14:03:30.339000", ”lat": "N03742.179", "heading": 0, "first_modify": "eus 2016-03-01 14:03:30.339000"},</text:span></text:p>
            <text:p text:style-name="P5"><text:span text:style-name="T4"><text:s text:c="27"/></text:span><text:span text:style-name="T4">"scanStruct": {"last_modify": "eus 2016-03-01 14:03:30.339000",</text:span></text:p>
            <text:p text:style-name="P5"><text:span text:style-name="T4"><text:s text:c="50"/></text:span><text:span text:style-name="T4">"pointStruct": {"0": {"y": 0.0, "x": 0.0, "deg_N": 0.0, "dist_m": 0.0}},</text:span></text:p>
            <text:p text:style-name="P5"><text:span text:style-name="T4"><text:s text:c="50"/></text:span><text:span text:style-name="T4">"first_modify": "eus 2016-03-01 14:03:30.339000"}, "first_modify": "eus 2016-03-01 14:03:30.359000"}</text:span></text:p>
            <text:p text:style-name="P5"><text:span text:style-name="T4">}</text:span></text:p>
            <text:p text:style-name="P5"><text:span text:style-name="T4">{"ME": 118}</text:span></text:p>
            <text:p text:style-name="P5"><text:span text:style-name="T4">735 / 12</text:span></text:p>
            <text:p text:style-name="P5"><text:span text:style-name="T4"/></text:p>
            <text:p text:style-name="P5"><text:span text:style-name="T4"/></text:p>
            <text:p text:style-name="P5"><text:span text:style-name="T4">HUD-&gt;Server</text:span></text:p>
            <text:p text:style-name="P5"><text:span text:style-name="T4">{“get_user”: 312}</text:span></text:p>
            <text:p text:style-name="P5"><text:span text:style-name="T4">{"update_user": {"name": "Dummy",</text:span></text:p>
            <text:p text:style-name="P5"><text:span text:style-name="T4"><text:s text:c="27"/></text:span><text:span text:style-name="T4">"markerStruct": {"paint_level_full": 100, "tank_pressure": 0, "last_modify": "eus 2016-03-01 14:03:30.339000", "paint_level": 0,</text:span></text:p>
            <text:p text:style-name="P5"><text:span text:style-name="T4"><text:s text:c="53"/></text:span><text:span text:style-name="T4">"batteries": [0], "first_modify": "eus 2016-03-01 14:03:30.339000"}, "last_modify": "eus 2016-03-01 14:03:36.950000", "uid": 0,</text:span></text:p>
            <text:p text:style-name="P5"><text:span text:style-name="T4"><text:s text:c="27"/></text:span><text:span text:style-name="T4">"posStruct": {"altitude": 0,"long": "E13555.237", "planet": "earth", "last_modify": "eus 2016-03-01 14:03:30.339000", ”lat": "N03742.179", "heading": 0, "first_modify": "eus 2016-03-01 14:03:30.339000"},</text:span></text:p>
            <text:p text:style-name="P5"><text:span text:style-name="T4"><text:s text:c="27"/></text:span><text:span text:style-name="T4">"scanStruct": {"last_modify": "eus 2016-03-01 14:03:30.339000",</text:span></text:p>
            <text:p text:style-name="P5"><text:span text:style-name="T4"><text:s text:c="50"/></text:span><text:span text:style-name="T4">"pointStruct": {"0": {"y": 0.0, "x": 0.0, "deg_N": 0.0, "dist_m": 0.0}},</text:span></text:p>
            <text:p text:style-name="P5"><text:span text:style-name="T4"><text:s text:c="50"/></text:span><text:span text:style-name="T4">"first_modify": "eus 2016-03-01 14:03:30.339000"}, "first_modify": "eus 2016-03-01 14:03:30.359000"}</text:span></text:p>
            <text:p text:style-name="P5"><text:span text:style-name="T4">}</text:span></text:p>
            <text:p text:style-name="P5"><text:span text:style-name="T4">18 / 735</text:span></text:p>
            <text:p text:style-name="P5"><text:span text:style-name="T4"/></text:p>
            <text:p text:style-name="P5"><text:span text:style-name="T4">Pos (HUD)-&gt;Sensor</text:span></text:p>
            <text:p text:style-name="P5"><text:span text:style-name="T4">{"pos_struct":1}</text:span></text:p>
            <text:p text:style-name="P5"><text:span text:style-name="T4">“</text:span><text:span text:style-name="T4">update_pos”: {"posStruct": {"altitude": 0, "long": "E13555.237", "planet": "earth", "last_modify": "eus 2016-03-01 14:03:30.339000", ”lat": "N03742.179", "heading": 0, "first_modify": "eus 2016-03-01 14:03:30.339000"}}</text:span></text:p>
            <text:p text:style-name="P5"><text:span text:style-name="T4">220 / 17</text:span></text:p>
            <text:p text:style-name="P5"><text:span text:style-name="T4"/></text:p>
            <text:p text:style-name="P5"><text:span text:style-name="T4"/></text:p>
            <text:p text:style-name="P5"><text:span text:style-name="T4">Extern Server-&gt;Server</text:span></text:p>
            <text:p text:style-name="P5"><text:span text:style-name="T4">{“list_users”: 1}</text:span></text:p>
            <text:p text:style-name="P5"><text:span text:style-name="T4">[312, 509, 129]</text:span></text:p>
            <text:p text:style-name="P5"><text:span text:style-name="T4">{“get_user”: 312}</text:span></text:p>
            <text:p text:style-name="P5"><text:span text:style-name="T4">{"update_user": {"name": "Dummy",</text:span></text:p>
            <text:p text:style-name="P5"><text:span text:style-name="T4"><text:s text:c="27"/></text:span><text:span text:style-name="T4">"markerStruct": {"paint_level_full": 100, "tank_pressure": 0, "last_modify": "eus 2016-03-01 14:03:30.339000", "paint_level": 0,</text:span></text:p>
            <text:p text:style-name="P5"><text:span text:style-name="T4"><text:s text:c="53"/></text:span><text:span text:style-name="T4">"batteries": [0], "first_modify": "eus 2016-03-01 14:03:30.339000"}, "last_modify": "eus 2016-03-01 14:03:36.950000", "uid": 0,</text:span></text:p>
            <text:p text:style-name="P5"><text:span text:style-name="T4"><text:s text:c="27"/></text:span><text:span text:style-name="T4">"posStruct": {"altitude": 0, "long": "E13555.237", "planet": "earth", "last_modify": "eus 2016-03-01 14:03:30.339000", ”lat": "N03742.179", "heading": 0, "first_modify": "eus 2016-03-01 14:03:30.339000"},</text:span></text:p>
            <text:p text:style-name="P5"><text:span text:style-name="T4"><text:s text:c="27"/></text:span><text:span text:style-name="T4">"scanStruct": {"last_modify": "eus 2016-03-01 14:03:30.339000",</text:span></text:p>
            <text:p text:style-name="P5"><text:span text:style-name="T4"><text:s text:c="50"/></text:span><text:span text:style-name="T4">"pointStruct": {"0": {"y": 0.0, "x": 0.0, "deg_N": 0.0, "dist_m": 0.0}},</text:span></text:p>
            <text:p text:style-name="P5"><text:span text:style-name="T4"><text:s text:c="50"/></text:span><text:span text:style-name="T4">"first_modify": "eus 2016-03-01 14:03:30.339000"}, "first_modify": "eus 2016-03-01 14:03:30.359000"}</text:span></text:p>
            <text:p text:style-name="P5"><text:span text:style-name="T4">}</text:span></text:p>
            <text:p text:style-name="P5"><text:span text:style-name="T4">18 / 735</text:span></text:p>
            <text:p text:style-name="P5"><text:span text:style-name="T4"/></text:p>
            <text:p text:style-name="P5"><text:span text:style-name="T4">(Up/Down) Bytes/Sec * (Refresh Rate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8:02:41.204000000</meta:creation-date>
    <dc:date>2016-03-06T20:07:56.011000000</dc:date>
    <meta:editing-duration>PT6H23M35S</meta:editing-duration>
    <meta:editing-cycles>33</meta:editing-cycles>
    <meta:generator>LibreOffice/4.2.2.1$Windows_x86 LibreOffice_project/3be8cda0bddd8e430d8cda1ebfd581265cca5a0f</meta:generator>
    <meta:document-statistic meta:object-count="42"/>
  </office:meta>
</office:document-meta>
</file>